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方正舒体" svg:font-family="方正舒体" style:font-family-generic="system" style:font-pitch="variable"/>
  </office:font-face-decls>
  <office:automatic-styles>
    <style:style style:name="Table1" style:family="table">
      <style:table-properties style:width="6.6861in" fo:margin-left="0.0035in" fo:margin-top="0in" fo:margin-bottom="0in" table:align="left" style:writing-mode="lr-tb"/>
    </style:style>
    <style:style style:name="Table1.A" style:family="table-column">
      <style:table-column-properties style:column-width="0.881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style:min-row-height="0.12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84in" fo:keep-together="auto"/>
    </style:style>
    <style:style style:name="P1" style:family="paragraph" style:parent-style-name="Heading_20_2">
      <style:text-properties fo:font-weight="bold" officeooo:rsid="0018dd9d" officeooo:paragraph-rsid="00206833" style:font-weight-asian="bold" style:font-weight-complex="bold"/>
    </style:style>
    <style:style style:name="P2" style:family="paragraph" style:parent-style-name="Standard">
      <style:text-properties fo:font-weight="bold" officeooo:rsid="0018dd9d" officeooo:paragraph-rsid="0018dd9d" style:font-weight-asian="bold" style:font-weight-complex="bold"/>
    </style:style>
    <style:style style:name="P3" style:family="paragraph" style:parent-style-name="Standard">
      <style:text-properties officeooo:paragraph-rsid="00206833"/>
    </style:style>
    <style:style style:name="P4" style:family="paragraph" style:parent-style-name="Standard">
      <style:text-properties officeooo:rsid="00138100" officeooo:paragraph-rsid="0018dd9d"/>
    </style:style>
    <style:style style:name="P5" style:family="paragraph" style:parent-style-name="Standard">
      <style:text-properties officeooo:paragraph-rsid="0018dd9d"/>
    </style:style>
    <style:style style:name="P6" style:family="paragraph" style:parent-style-name="Standard">
      <style:text-properties style:font-name="Calibri" fo:font-size="10.5pt" fo:font-weight="bold" officeooo:paragraph-rsid="001c7821" style:font-size-asian="10.5pt" style:font-weight-asian="bold" style:font-name-complex="Calibri2" style:font-size-complex="10.5pt" style:font-weight-complex="bold"/>
    </style:style>
    <style:style style:name="P7" style:family="paragraph" style:parent-style-name="Text_20_body">
      <style:text-properties style:font-name="Calibri" fo:font-size="10.5pt" fo:font-weight="bold" officeooo:paragraph-rsid="001c7821" style:font-size-asian="10.5pt" style:font-weight-asian="bold" style:font-name-complex="Calibri2" style:font-size-complex="10.5pt" style:font-weight-complex="bold"/>
    </style:style>
    <style:style style:name="P8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fo:font-weight="bold" officeooo:paragraph-rsid="001c7821" style:letter-kerning="false" style:font-name-asian="SimSun" style:font-size-asian="10.5pt" style:language-asian="en" style:country-asian="US" style:font-weight-asian="bold" style:font-name-complex="Calibri2" style:font-size-complex="10.5pt" style:language-complex="ar" style:country-complex="SA" style:font-weight-complex="bold"/>
    </style:style>
    <style:style style:name="P9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officeooo:paragraph-rsid="001c7821" style:letter-kerning="false" style:font-name-asian="SimSun" style:font-size-asian="10.5pt" style:language-asian="en" style:country-asian="US" style:font-name-complex="Calibri2" style:font-size-complex="10.5pt" style:language-complex="ar" style:country-complex="SA"/>
    </style:style>
    <style:style style:name="P10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18dd9d" officeooo:paragraph-rsid="00206833" style:font-weight-asian="bold" style:font-name-complex="Calibri2" style:font-weight-complex="bold"/>
    </style:style>
    <style:style style:name="P11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2075c6" officeooo:paragraph-rsid="002075c6" style:font-weight-asian="bold" style:font-name-complex="Calibri2" style:font-weight-complex="bold"/>
    </style:style>
    <style:style style:name="P12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075c6" style:font-weight-asian="normal" style:font-name-complex="Calibri2" style:font-weight-complex="normal"/>
    </style:style>
    <style:style style:name="P13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32e6d" style:font-weight-asian="normal" style:font-name-complex="Calibri2" style:font-weight-complex="normal"/>
    </style:style>
    <style:style style:name="P14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fo:language="nl" fo:country="NL" officeooo:paragraph-rsid="001c7821" style:letter-kerning="false" style:font-name-asian="SimSun" style:language-asian="en" style:country-asian="US" style:language-complex="ar" style:country-complex="SA"/>
    </style:style>
    <style:style style:name="P15" style:family="paragraph" style:parent-style-name="Text_20_body">
      <style:text-properties officeooo:paragraph-rsid="001f7600"/>
    </style:style>
    <style:style style:name="P16" style:family="paragraph" style:parent-style-name="Heading_20_3">
      <style:text-properties style:font-name="Calibri" fo:font-size="11pt" fo:font-weight="bold" officeooo:paragraph-rsid="00206833" style:font-size-asian="11pt" style:font-weight-asian="bold" style:font-name-complex="Calibri2" style:font-size-complex="11pt" style:font-weight-complex="bold"/>
    </style:style>
    <style:style style:name="P17" style:family="paragraph" style:parent-style-name="Heading_20_2">
      <style:text-properties fo:color="#c9211e" loext:opacity="100%" style:font-name="Calibri" officeooo:paragraph-rsid="00206833" style:font-name-complex="Calibri2"/>
    </style:style>
    <style:style style:name="P18" style:family="paragraph" style:parent-style-name="Heading_20_1">
      <style:text-properties officeooo:rsid="0032ac0d" officeooo:paragraph-rsid="0032ac0d"/>
    </style:style>
    <style:style style:name="P19" style:family="paragraph" style:parent-style-name="List_20_Paragraph" style:list-style-name="WWNum9">
      <style:text-properties style:font-name="Calibri" officeooo:paragraph-rsid="00206833" style:font-name-complex="Calibri2"/>
    </style:style>
    <style:style style:name="P20" style:family="paragraph" style:parent-style-name="List_20_Paragraph" style:list-style-name="WWNum8">
      <style:paragraph-properties fo:margin-top="0in" fo:margin-bottom="0.111in" style:contextual-spacing="true" fo:line-height="108%"/>
      <style:text-properties style:font-name="Calibri" fo:font-size="11pt" officeooo:paragraph-rsid="00206833" style:font-size-asian="11pt" style:font-name-complex="Calibri2" style:font-size-complex="11pt"/>
    </style:style>
    <style:style style:name="P21" style:family="paragraph" style:parent-style-name="Standard">
      <style:text-properties style:font-name="Calibri" fo:font-size="10.5pt" fo:font-weight="bold" officeooo:paragraph-rsid="0018dd9d" style:font-size-asian="10.5pt" style:font-weight-asian="bold" style:font-name-complex="Calibri2" style:font-size-complex="10.5pt" style:font-weight-complex="bold"/>
    </style:style>
    <style:style style:name="P22" style:family="paragraph" style:parent-style-name="Standard">
      <style:text-properties style:font-name="Calibri" fo:font-size="10.5pt" fo:font-weight="bold" officeooo:rsid="00138100" officeooo:paragraph-rsid="0018dd9d" style:font-size-asian="10.5pt" style:font-weight-asian="bold" style:font-name-complex="Calibri2" style:font-size-complex="10.5pt" style:font-weight-complex="bold"/>
    </style:style>
    <style:style style:name="P23" style:family="paragraph" style:parent-style-name="Standard">
      <style:text-properties style:font-name="Calibri" fo:font-size="10.5pt" fo:font-weight="bold" officeooo:rsid="0014127b" officeooo:paragraph-rsid="0018dd9d" style:font-size-asian="10.5pt" style:font-weight-asian="bold" style:font-name-complex="Calibri2" style:font-size-complex="10.5pt" style:font-weight-complex="bold"/>
    </style:style>
    <style:style style:name="P24" style:family="paragraph" style:parent-style-name="Standard">
      <style:text-properties style:font-name="Calibri" fo:font-size="10.5pt" fo:font-weight="bold" officeooo:rsid="0018dd9d" officeooo:paragraph-rsid="0018dd9d" style:font-size-asian="10.5pt" style:font-weight-asian="bold" style:font-name-complex="Calibri2" style:font-size-complex="10.5pt" style:font-weight-complex="bold"/>
    </style:style>
    <style:style style:name="P25" style:family="paragraph" style:parent-style-name="Standard">
      <style:text-properties style:font-name="Calibri" fo:font-size="10.5pt" fo:font-weight="bold" officeooo:rsid="001dfed3" officeooo:paragraph-rsid="001dfed3" style:font-size-asian="10.5pt" style:font-weight-asian="bold" style:font-name-complex="Calibri2" style:font-size-complex="10.5pt" style:font-weight-complex="bold"/>
    </style:style>
    <style:style style:name="P26" style:family="paragraph" style:parent-style-name="Standard">
      <style:text-properties style:font-name="Calibri" fo:font-size="10.5pt" officeooo:paragraph-rsid="0018dd9d" style:font-size-asian="10.5pt" style:font-name-complex="Calibri2" style:font-size-complex="10.5pt"/>
    </style:style>
    <style:style style:name="P27" style:family="paragraph" style:parent-style-name="Standard">
      <style:text-properties style:font-name="Calibri" fo:font-size="10.5pt" officeooo:rsid="00138100" officeooo:paragraph-rsid="0018dd9d" style:font-size-asian="10.5pt" style:font-name-complex="Calibri2" style:font-size-complex="10.5pt"/>
    </style:style>
    <style:style style:name="P28" style:family="paragraph" style:parent-style-name="Standard">
      <style:text-properties style:font-name="Calibri" fo:font-size="10.5pt" officeooo:rsid="0014127b" officeooo:paragraph-rsid="0018dd9d" style:font-size-asian="10.5pt" style:font-name-complex="Calibri2" style:font-size-complex="10.5pt"/>
    </style:style>
    <style:style style:name="P29" style:family="paragraph" style:parent-style-name="Standard">
      <style:text-properties style:font-name="Calibri" fo:font-size="10.5pt" fo:font-weight="normal" officeooo:rsid="0018dd9d" officeooo:paragraph-rsid="0018dd9d" style:font-size-asian="10.5pt" style:font-weight-asian="normal" style:font-name-complex="Calibri2" style:font-size-complex="10.5pt" style:font-weight-complex="normal"/>
    </style:style>
    <style:style style:name="P30" style:family="paragraph" style:parent-style-name="Standard">
      <style:text-properties style:font-name="Calibri" officeooo:paragraph-rsid="00206833" style:font-name-complex="Calibri2"/>
    </style:style>
    <style:style style:name="P31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232e6d" officeooo:paragraph-rsid="00232e6d" style:font-weight-asian="bold" style:font-name-complex="Calibri2" style:font-weight-complex="bold"/>
    </style:style>
    <style:style style:name="P32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494ba" officeooo:paragraph-rsid="002075c6" style:font-weight-asian="normal" style:font-name-complex="Calibri2" style:font-weight-complex="normal"/>
    </style:style>
    <style:style style:name="P33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075c6" style:font-weight-asian="normal" style:font-name-complex="Calibri2" style:font-weight-complex="normal"/>
    </style:style>
    <style:style style:name="P34" style:family="paragraph" style:parent-style-name="Standard">
      <style:text-properties officeooo:rsid="00390f4f" officeooo:paragraph-rsid="00390f4f"/>
    </style:style>
    <style:style style:name="P35" style:family="paragraph" style:parent-style-name="Text_20_body">
      <style:paragraph-properties fo:break-before="page"/>
      <style:text-properties style:font-name="Calibri" fo:font-size="18pt" fo:font-weight="bold" officeooo:paragraph-rsid="001c7821" style:font-size-asian="18pt" style:font-weight-asian="bold" style:font-name-complex="Calibri2" style:font-size-complex="18pt" style:font-weight-complex="bold"/>
    </style:style>
    <style:style style:name="P36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fo:font-weight="bold" officeooo:paragraph-rsid="001c7821" style:letter-kerning="false" style:font-name-asian="SimSun" style:font-size-asian="10.5pt" style:language-asian="en" style:country-asian="US" style:font-weight-asian="bold" style:font-name-complex="Calibri2" style:font-size-complex="10.5pt" style:language-complex="ar" style:country-complex="SA" style:font-weight-complex="bold"/>
    </style:style>
    <style:style style:name="P37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officeooo:rsid="001c7821" officeooo:paragraph-rsid="001c7821" style:letter-kerning="false" style:font-name-asian="SimSun" style:font-size-asian="10.5pt" style:language-asian="en" style:country-asian="US" style:font-name-complex="Calibri2" style:font-size-complex="10.5pt" style:language-complex="ar" style:country-complex="SA"/>
    </style:style>
    <style:style style:name="P38" style:family="paragraph" style:parent-style-name="Text_20_body" style:list-style-name="WWNum9">
      <style:text-properties style:font-name="Calibri" fo:font-size="10.5pt" officeooo:paragraph-rsid="001dfed3" style:font-size-asian="10.5pt" style:font-name-complex="Calibri2" style:font-size-complex="10.5pt"/>
    </style:style>
    <style:style style:name="P39" style:family="paragraph" style:parent-style-name="Text_20_body">
      <style:text-properties style:font-name="Calibri" fo:font-size="10.5pt" officeooo:paragraph-rsid="00206833" style:font-size-asian="10.5pt" style:font-name-complex="Calibri2" style:font-size-complex="10.5pt"/>
    </style:style>
    <style:style style:name="P40" style:family="paragraph" style:parent-style-name="Text_20_body" style:list-style-name="WWNum9">
      <style:text-properties style:font-name="Calibri" fo:font-size="10.5pt" fo:font-weight="normal" officeooo:rsid="001dfed3" officeooo:paragraph-rsid="001dfed3" style:font-size-asian="10.5pt" style:font-weight-asian="normal" style:font-name-complex="Calibri2" style:font-size-complex="10.5pt" style:font-weight-complex="normal"/>
    </style:style>
    <style:style style:name="P41" style:family="paragraph" style:parent-style-name="Text_20_body">
      <style:text-properties style:font-name="Calibri" fo:font-size="10.5pt" fo:font-weight="bold" officeooo:paragraph-rsid="001f7600" style:font-size-asian="10.5pt" style:font-weight-asian="bold" style:font-name-complex="Calibri2" style:font-size-complex="10.5pt" style:font-weight-complex="bold"/>
    </style:style>
    <style:style style:name="P42" style:family="paragraph" style:parent-style-name="Text_20_body">
      <style:text-properties style:font-name="Calibri" fo:font-size="10.5pt" fo:font-weight="bold" officeooo:rsid="0018dd9d" officeooo:paragraph-rsid="001f7600" style:font-size-asian="10.5pt" style:font-weight-asian="bold" style:font-name-complex="Calibri2" style:font-size-complex="10.5pt" style:font-weight-complex="bold"/>
    </style:style>
    <style:style style:name="P43" style:family="paragraph" style:parent-style-name="Text_20_body">
      <style:text-properties style:font-name="Calibri" fo:font-size="10.5pt" fo:font-weight="bold" officeooo:paragraph-rsid="00206833" style:font-size-asian="10.5pt" style:font-weight-asian="bold" style:font-name-complex="Calibri2" style:font-size-complex="10.5pt" style:font-weight-complex="bold"/>
    </style:style>
    <style:style style:name="P44" style:family="paragraph" style:parent-style-name="Text_20_body">
      <style:text-properties style:font-name="Calibri" fo:font-size="10.5pt" fo:font-weight="bold" officeooo:rsid="002c826b" officeooo:paragraph-rsid="002c826b" style:font-size-asian="10.5pt" style:font-weight-asian="bold" style:font-name-complex="Calibri2" style:font-size-complex="10.5pt" style:font-weight-complex="bold"/>
    </style:style>
    <style:style style:name="T1" style:family="text">
      <style:text-properties style:font-name="Calibri" fo:font-size="10.5pt" style:font-size-asian="10.5pt" style:font-name-complex="Calibri2" style:font-size-complex="10.5pt"/>
    </style:style>
    <style:style style:name="T2" style:family="text">
      <style:text-properties style:font-name="Calibri" fo:font-size="10.5pt" officeooo:rsid="001c8d56" style:font-size-asian="10.5pt" style:font-name-complex="Calibri2" style:font-size-complex="10.5pt"/>
    </style:style>
    <style:style style:name="T3" style:family="text">
      <style:text-properties style:font-name="Calibri" fo:font-size="10.5pt" fo:font-weight="bold" style:font-size-asian="10.5pt" style:font-weight-asian="bold" style:font-name-complex="Calibri2" style:font-size-complex="10.5pt" style:font-weight-complex="bold"/>
    </style:style>
    <style:style style:name="T4" style:family="text">
      <style:text-properties style:font-name="Calibri" fo:font-size="10.5pt" fo:font-weight="normal" style:font-size-asian="10.5pt" style:font-weight-asian="normal" style:font-name-complex="Calibri2" style:font-size-complex="10.5pt" style:font-weight-complex="normal"/>
    </style:style>
    <style:style style:name="T5" style:family="text">
      <style:text-properties style:font-name="Calibri" style:font-name-complex="Calibri2"/>
    </style:style>
    <style:style style:name="T6" style:family="text">
      <style:text-properties style:font-name="Calibri" fo:font-weight="bold" style:font-weight-asian="bold" style:font-name-complex="Calibri2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2e6d" style:font-weight-asian="bold" style:font-weight-complex="bold"/>
    </style:style>
    <style:style style:name="T9" style:family="text">
      <style:text-properties fo:font-weight="bold" officeooo:rsid="002494ba" style:font-weight-asian="bold" style:font-weight-complex="bold"/>
    </style:style>
    <style:style style:name="T10" style:family="text">
      <style:text-properties officeooo:rsid="00223bf1"/>
    </style:style>
    <style:style style:name="T11" style:family="text">
      <style:text-properties officeooo:rsid="00232e6d"/>
    </style:style>
    <style:style style:name="T12" style:family="text">
      <style:text-properties officeooo:rsid="002494ba"/>
    </style:style>
    <style:style style:name="T13" style:family="text">
      <style:text-properties officeooo:rsid="002b1e18"/>
    </style:style>
    <style:style style:name="T14" style:family="text">
      <style:text-properties officeooo:rsid="00311b96"/>
    </style:style>
    <style:style style:name="T15" style:family="text">
      <style:text-properties officeooo:rsid="0032ac0d"/>
    </style:style>
    <style:style style:name="T16" style:family="text">
      <style:text-properties officeooo:rsid="003bd7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Versiebehee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1.0.0</text:p>
          </table:table-cell>
          <table:table-cell table:style-name="Table1.A1" office:value-type="string">
            <text:p text:style-name="P37">Mike Hermsen</text:p>
          </table:table-cell>
          <table:table-cell table:style-name="Table1.A1" office:value-type="string">
            <text:p text:style-name="P14"><text:span text:style-name="T1"><text:s/></text:span><text:span text:style-name="T2">Sep. 2022</text:span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7"/>
      <text:p text:style-name="P6"/>
      <text:p text:style-name="P21"/>
      <text:p text:style-name="P21"/>
      <text:p text:style-name="P21"/>
      <text:p text:style-name="P21">Sportschool</text:p>
      <text:p text:style-name="P5"><text:span text:style-name="T3"><text:tab/></text:span><text:span text:style-name="T1">De Kast</text:span></text:p>
      <text:p text:style-name="P26"/>
      <text:p text:style-name="P22">probleem</text:p>
      <text:p text:style-name="P4"><text:span text:style-name="T3"><text:tab/></text:span><text:span text:style-name="T1">personeelstekort</text:span></text:p>
      <text:p text:style-name="P27"/>
      <text:p text:style-name="P23"/>
      <text:p text:style-name="P23">Oplossing vanuit klant</text:p>
      <text:p text:style-name="P28"><text:tab/>Ze willen daarom dat al het receptie personeel kan bijspringen op de werkvloer.</text:p>
      <text:p text:style-name="P24"/>
      <text:p text:style-name="P24">Eigen Oplossing</text:p>
      <text:p text:style-name="P2"><text:span text:style-name="T1"><text:tab/>- </text:span><text:span text:style-name="T4">Een web app die met barcode werkt. En veel gestelde vragen kan beantwoorden.</text:span></text:p>
      <text:p text:style-name="P29"><text:tab/>- <text:span text:style-name="T14">Via hier kunnen ze contact opnemen met een Personal coach</text:span></text:p>
      <text:p text:style-name="P29"><text:tab/></text:p>
      <text:p text:style-name="P29"/>
      <text:p text:style-name="P25">Eisen</text:p>
      <text:list xml:id="list3999882720" text:style-name="WWNum9">
        <text:list-item>
          <text:p text:style-name="P38">Het binnen laten van sporters naar aanleiding van hun abonnement type.</text:p>
        </text:list-item>
        <text:list-item>
          <text:p text:style-name="P38">Het inschrijven van cursussen.</text:p>
        </text:list-item>
        <text:list-item>
          <text:p text:style-name="P38">Het annuleren van abonnementen.</text:p>
        </text:list-item>
        <text:list-item>
          <text:p text:style-name="P40">Het maken van een afspraak met een personal coach.</text:p>
        </text:list-item>
      </text:list>
      <text:p text:style-name="P2"/>
      <text:p text:style-name="P41">De situatie </text:p>
      <text:p text:style-name="P15"><text:span text:style-name="T3"><text:tab/></text:span><text:span text:style-name="T1">is dat je bij “de Kast” 4 verschillende abonnementstypen hebt, namelijk: 1x per <text:tab/>week, 2x per week, onbeperkt en een addendum op je abonnement dat je <text:tab/>verschillende cursussen kan doen. Voor het gemak mag een prototype 3 cursussen <text:tab/>bevatten namelijk, yoga, pilates en paaldansen.</text:span></text:p>
      <text:p text:style-name="P42"/>
      <text:p text:style-name="P44"/>
      <text:p text:style-name="P42"/>
      <text:p text:style-name="P43">Wat verwacht de klant</text:p>
      <text:p text:style-name="P39"><text:tab/>Een concept voor een oplossing over deze automatisering. Er is een budget van <text:tab/>€2000,- voor eventuele hardware. We verwachten een Functioneel en een Technisch <text:tab/>ontwerp over hoe je dit probleem gaat aanpakken, bij goedkeuring volgt een <text:tab/><text:tab/>prototype zodat de klant een goed beeld krijgt van het concept en hoe het in zijn <text:soft-page-break/><text:tab/>werk gaat. Het prototype is een “high-fidelity” prototype en hoeft dus niet af te zijn. <text:tab/>Het idee moet getest worden op technisch en usability niveau.</text:p>
      <text:h text:style-name="P1" text:outline-level="2"/>
      <text:h text:style-name="P17" text:outline-level="2">Fase 1 Plannen en ontwerpen</text:h>
      <text:p text:style-name="P3"><text:span text:style-name="T6">Bewijslast</text:span><text:span text:style-name="T5">:</text:span></text:p>
      <text:list xml:id="list90439233119572" text:continue-numbering="true" text:style-name="WWNum9">
        <text:list-item>
          <text:p text:style-name="P19">Functioneel ontwerp</text:p>
        </text:list-item>
        <text:list-item>
          <text:p text:style-name="P19">Technisch ontwerp</text:p>
        </text:list-item>
        <text:list-item>
          <text:p text:style-name="P19">Akkoord leidinggevende</text:p>
        </text:list-item>
      </text:list>
      <text:h text:style-name="P16" text:outline-level="3">Werkprocessen</text:h>
      <text:p text:style-name="P30"><text:tab/>- Stemt doelen en planning af met opdrachtgever/ leidinggevende/ <text:tab/>belanghebbenden en vraagt door totdat deze zaken duidelijk zijn.</text:p>
      <text:p text:style-name="P30"><text:tab/></text:p>
      <text:p text:style-name="P30"><text:tab/>- Trekt logische conclusies uit de beschikbare informatie over de <text:tab/>benodigde werkzaamheden en eventuele risico's.</text:p>
      <text:p text:style-name="P30"><text:tab/></text:p>
      <text:p text:style-name="P30"><text:tab/>- Stelt realistische doelen, prioriteiten en een realistisch tijdspad op voor <text:tab/>de te realiseren software(onderdelen).</text:p>
      <text:p text:style-name="P30"><text:tab/></text:p>
      <text:p text:style-name="P30"><text:tab/>- Bewaakt de gestelde doelen en planning.</text:p>
      <text:list xml:id="list2009780624" text:style-name="WWNum8">
        <text:list-item>
          <text:p text:style-name="P20">Doelen en planning zijn afgestemd met de opdrachtgever/ leidinggevende/ belanghebbenden.</text:p>
        </text:list-item>
        <text:list-item>
          <text:p text:style-name="P20">Het (deel)ontwerp sluit aan op de geformuleerde eisen en wensen.</text:p>
        </text:list-item>
      </text:list>
      <text:p text:style-name="P10"/>
      <text:p text:style-name="P10"/>
      <text:p text:style-name="P10"/>
      <text:p text:style-name="P11">Mogelijke plan</text:p>
      <text:p text:style-name="P13"><text:tab/><text:span text:style-name="T8">O</text:span><text:span text:style-name="T7">plossing </text:span></text:p>
      <text:p text:style-name="P13"><text:tab/><text:tab/>- <text:span text:style-name="T10">QR code scanner</text:span></text:p>
      <text:p text:style-name="P13"><text:tab/></text:p>
      <text:p text:style-name="P31"><text:tab/>Probleem</text:p>
      <text:p text:style-name="P12"><text:span text:style-name="T8"><text:tab/><text:tab/>- </text:span><text:span text:style-name="T11">Je hebt persee een telefoon nodig om binnen te komen</text:span></text:p>
      <text:p text:style-name="P12"><text:tab/></text:p>
      <text:p text:style-name="P12"><text:tab/><text:span text:style-name="T9">Oplossing</text:span></text:p>
      <text:p text:style-name="P12"><text:span text:style-name="T9"><text:tab/><text:tab/>- </text:span><text:span text:style-name="T12">Stopcontact bijplaatsen</text:span></text:p>
      <text:p text:style-name="P12"><text:tab/></text:p>
      <text:p text:style-name="P12"><text:tab/><text:span text:style-name="T9">Probleem</text:span></text:p>
      <text:p text:style-name="P12"><text:span text:style-name="T9"><text:tab/><text:tab/></text:span><text:span text:style-name="T12">- Diefstal (Niet iedereen is eerlijk)</text:span></text:p>
      <text:p text:style-name="P12"><text:tab/><text:tab/></text:p>
      <text:p text:style-name="P12"><text:tab/><text:span text:style-name="T9">Oplossing</text:span></text:p>
      <text:p text:style-name="P32"><text:tab/><text:tab/>- Kluisjes met stopcontacten plaatsen</text:p>
      <text:p text:style-name="P12"><text:tab/><text:tab/>- <text:span text:style-name="T13">Mensen eigen slotjes laten meenemen</text:span></text:p>
      <text:p text:style-name="P12"/>
      <text:p text:style-name="P12"/>
      <text:p text:style-name="P12"/>
      <text:p text:style-name="P12"/>
      <text:p text:style-name="P12"/>
      <text:h text:style-name="P18" text:outline-level="1"><text:soft-page-break/>Omgeving</text:h>
      <text:p text:style-name="Standard"><text:span text:style-name="T15">Design </text:span>- <text:a xlink:type="simple" xlink:href="https://www.figma.com/file/l4h0nMQnGkBvZ2REhZSSYW/Untitled?node-id=0%3A1" text:style-name="Internet_20_link" text:visited-style-name="Visited_20_Internet_20_Link">https://www.figma.com/file/l4h0nMQnGkBvZ2REhZSSYW/Untitled?node-id=0%3A1</text:a></text:p>
      <text:p text:style-name="Standard">Planning - <text:a xlink:type="simple" xlink:href="https://trello.com/invite/b/64dsjahz/c4dd5b4c813a1cc8d89fe28ef56ffa20/hackaton-1" text:style-name="Internet_20_link" text:visited-style-name="Visited_20_Internet_20_Link">https://trello.com/invite/b/64dsjahz/c4dd5b4c813a1cc8d89fe28ef56ffa20/hackaton-1</text:a></text:p>
      <text:p text:style-name="Standard"/>
      <text:p text:style-name="P34">Stack</text:p>
      <text:p text:style-name="P34">- Laravel (php)</text:p>
      <text:p text:style-name="P34">- Tailwindcss (styling)</text:p>
      <text:p text:style-name="P34"/>
      <text:p text:style-name="P3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方正舒体" svg:font-family="方正舒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line-height="108%" fo:keep-together="always" fo:keep-with-next="always"/>
      <style:text-properties fo:color="#3d1639" loext:opacity="100%" style:font-name="Garamond" fo:font-family="Garamond" style:font-family-generic="roman" style:font-pitch="variable" fo:font-size="13pt" style:font-name-asian="方正舒体" style:font-family-asian="方正舒体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List_20_Paragraph" style:display-name="List Paragraph" style:family="paragraph" style:parent-style-name="Text_20_body" style:list-style-name="WWNum2">
      <style:paragraph-properties fo:margin-top="0in" fo:margin-bottom="0.0835in" style:contextual-spacing="false"/>
      <style:text-properties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line-height="108%" fo:keep-together="always" fo:keep-with-next="always"/>
      <style:text-properties fo:color="#290f26" loext:opacity="100%" style:font-name="Garamond" fo:font-family="Garamond" style:font-family-generic="roman" style:font-pitch="variable" fo:font-size="12pt" style:font-name-asian="方正舒体" style:font-family-asian="方正舒体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Label_20_73" style:display-name="ListLabel 73" style:family="text">
      <style:text-properties style:font-name-asian="SimSun" style:font-family-asian="SimSun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10" style:display-name="ListLabel 10" style:family="text">
      <style:text-properties fo:color="#f05535" loext:opacity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1.7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3.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3:04:21.622962484</meta:creation-date>
    <meta:generator>LibreOffice/7.3.4.2$Linux_X86_64 LibreOffice_project/30$Build-2</meta:generator>
    <dc:date>2022-09-08T09:04:37.854397751</dc:date>
    <meta:editing-duration>PT46M17S</meta:editing-duration>
    <meta:editing-cycles>26</meta:editing-cycles>
    <meta:document-statistic meta:table-count="1" meta:image-count="0" meta:object-count="0" meta:page-count="3" meta:paragraph-count="60" meta:word-count="363" meta:character-count="2499" meta:non-whitespace-character-count="2145"/>
  </office:meta>
</office:document-meta>
</file>